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8992245839974">
            <text:p>38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8992245839974">
            <text:p>38.9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8992245839974">
            <text:p>38.9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8992245839974">
            <text:p>38.9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8992245839974">
            <text:p>38.9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8992245839974">
            <text:p>38.9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8992245839974">
            <text:p>38.9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027412247562">
            <text:p>154.03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027412247562">
            <text:p>154.03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027412247562">
            <text:p>154.03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027412247562">
            <text:p>154.03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027412247562">
            <text:p>154.03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027412247562">
            <text:p>154.03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027412247562">
            <text:p>154.03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059781900596">
            <text:p>448.06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059781900596">
            <text:p>448.06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059781900596">
            <text:p>448.06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059781900596">
            <text:p>448.06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059781900596">
            <text:p>448.06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059781900596">
            <text:p>448.06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059781900596">
            <text:p>448.06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50.5747012838999">
            <text:p>50.57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4">
            <text:p>1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300000">
            <text:p>5,300,000</text:p>
          </table:table-cell>
          <table:table-cell table:formula="oooc:=CEILING(([.T29]-[.W29]/2);[.W29])" office:value-type="float" office:value="2.23">
            <text:p>2.23</text:p>
          </table:table-cell>
          <table:table-cell table:formula="oooc:=[.$D29]*[$globals.$C$36]/[.$L29]" office:value-type="float" office:value="44.6">
            <text:p>44.6</text:p>
          </table:table-cell>
          <table:table-cell table:formula="oooc:=[.F28]" office:value-type="float" office:value="50.5747012838999">
            <text:p>50.57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4">
            <text:p>1.4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32366.930949681">
            <text:p>832366.93</text:p>
          </table:table-cell>
          <table:table-cell table:formula="oooc:=[.AA28]/[.O29]" office:value-type="float" office:value="25.9500938790969">
            <text:p>25.95</text:p>
          </table:table-cell>
          <table:table-cell table:formula="oooc:=([.D29]/[.C29])/([.T29]/[.S29])" office:value-type="float" office:value="1.00772726729797">
            <text:p>1.01</text:p>
          </table:table-cell>
          <table:table-cell/>
          <table:table-cell table:formula="oooc:=[.N29]^[$globals.$C$25]*[$globals.$C$34]/[.T29]*[.L29]*[.Y29]" office:value-type="float" office:value="5338796.64165976">
            <text:p>5338796.64</text:p>
          </table:table-cell>
          <table:table-cell table:formula="oooc:=[.U29]/[.I29]" office:value-type="float" office:value="2.22909902597403">
            <text:p>2.23</text:p>
          </table:table-cell>
          <table:table-cell table:formula="oooc:=[.N29]/[.K29]" office:value-type="float" office:value="122.600446428571">
            <text:p>122.6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8100000">
            <text:p>8,100,000</text:p>
          </table:table-cell>
          <table:table-cell table:formula="oooc:=CEILING(([.T30]-[.W30]/2);[.W30])" office:value-type="float" office:value="2.79">
            <text:p>2.79</text:p>
          </table:table-cell>
          <table:table-cell table:formula="oooc:=[.$D30]*[$globals.$C$36]/[.$L30]" office:value-type="float" office:value="55.8">
            <text:p>55.8</text:p>
          </table:table-cell>
          <table:table-cell table:formula="oooc:=[.F29]" office:value-type="float" office:value="50.5747012838999">
            <text:p>50.57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4">
            <text:p>1.4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59626.58837406">
            <text:p>1259626.59</text:p>
          </table:table-cell>
          <table:table-cell table:formula="oooc:=[.AA28]/[.O30]" office:value-type="float" office:value="17.1479390792168">
            <text:p>17.15</text:p>
          </table:table-cell>
          <table:table-cell table:formula="oooc:=([.D30]/[.C30])/([.T30]/[.S30])" office:value-type="float" office:value="0.997935250566143">
            <text:p>1</text:p>
          </table:table-cell>
          <table:table-cell/>
          <table:table-cell table:formula="oooc:=[.N30]^[$globals.$C$25]*[$globals.$C$34]/[.T30]*[.L30]*[.Y30]" office:value-type="float" office:value="8079237.59306974">
            <text:p>8079237.59</text:p>
          </table:table-cell>
          <table:table-cell table:formula="oooc:=[.U30]/[.I30]" office:value-type="float" office:value="2.78860627751232">
            <text:p>2.79</text:p>
          </table:table-cell>
          <table:table-cell table:formula="oooc:=[.N30]/[.K30]" office:value-type="float" office:value="153.373345263178">
            <text:p>153.3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49">
            <text:p>3.49</text:p>
          </table:table-cell>
          <table:table-cell table:formula="oooc:=[.$D31]*[$globals.$C$36]/[.$L31]" office:value-type="float" office:value="69.8">
            <text:p>69.8</text:p>
          </table:table-cell>
          <table:table-cell table:formula="oooc:=[.F30]" office:value-type="float" office:value="50.5747012838999">
            <text:p>50.57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4">
            <text:p>1.4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906201.55984402">
            <text:p>1906201.56</text:p>
          </table:table-cell>
          <table:table-cell table:formula="oooc:=[.AA28]/[.O31]" office:value-type="float" office:value="11.3314354866898">
            <text:p>11.33</text:p>
          </table:table-cell>
          <table:table-cell table:formula="oooc:=([.D31]/[.C31])/([.T31]/[.S31])" office:value-type="float" office:value="1.01928708862981">
            <text:p>1.02</text:p>
          </table:table-cell>
          <table:table-cell/>
          <table:table-cell table:formula="oooc:=[.N31]^[$globals.$C$25]*[$globals.$C$34]/[.T31]*[.L31]*[.Y31]" office:value-type="float" office:value="12226365.6899616">
            <text:p>12226365.69</text:p>
          </table:table-cell>
          <table:table-cell table:formula="oooc:=[.U31]/[.I31]" office:value-type="float" office:value="3.48855070159263">
            <text:p>3.49</text:p>
          </table:table-cell>
          <table:table-cell table:formula="oooc:=[.N31]/[.K31]" office:value-type="float" office:value="191.870288587594">
            <text:p>191.87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9000000">
            <text:p>19,000,000</text:p>
          </table:table-cell>
          <table:table-cell table:formula="oooc:=CEILING(([.T32]-[.W32]/2);[.W32])" office:value-type="float" office:value="4.36">
            <text:p>4.36</text:p>
          </table:table-cell>
          <table:table-cell table:formula="oooc:=[.$D32]*[$globals.$C$36]/[.$L32]" office:value-type="float" office:value="87.2">
            <text:p>87.2</text:p>
          </table:table-cell>
          <table:table-cell table:formula="oooc:=[.F31]" office:value-type="float" office:value="50.5747012838999">
            <text:p>50.57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4">
            <text:p>1.4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884667.90101826">
            <text:p>2884667.9</text:p>
          </table:table-cell>
          <table:table-cell table:formula="oooc:=[.AA28]/[.O32]" office:value-type="float" office:value="7.4878636783026">
            <text:p>7.49</text:p>
          </table:table-cell>
          <table:table-cell table:formula="oooc:=([.D32]/[.C32])/([.T32]/[.S32])" office:value-type="float" office:value="0.972869063138804">
            <text:p>0.97</text:p>
          </table:table-cell>
          <table:table-cell/>
          <table:table-cell table:formula="oooc:=[.N32]^[$globals.$C$25]*[$globals.$C$34]/[.T32]*[.L32]*[.Y32]" office:value-type="float" office:value="18502243.0969101">
            <text:p>18502243.1</text:p>
          </table:table-cell>
          <table:table-cell table:formula="oooc:=[.U32]/[.I32]" office:value-type="float" office:value="4.36418224247816">
            <text:p>4.36</text:p>
          </table:table-cell>
          <table:table-cell table:formula="oooc:=[.N32]/[.K32]" office:value-type="float" office:value="240.030023336299">
            <text:p>240.03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8000000">
            <text:p>28,000,000</text:p>
          </table:table-cell>
          <table:table-cell table:formula="oooc:=CEILING(([.T33]-[.W33]/2);[.W33])" office:value-type="float" office:value="5.46">
            <text:p>5.46</text:p>
          </table:table-cell>
          <table:table-cell table:formula="oooc:=[.$D33]*[$globals.$C$36]/[.$L33]" office:value-type="float" office:value="109.2">
            <text:p>109.2</text:p>
          </table:table-cell>
          <table:table-cell table:formula="oooc:=[.F32]" office:value-type="float" office:value="50.5747012838999">
            <text:p>50.57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4">
            <text:p>1.4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365387.72943087">
            <text:p>4365387.73</text:p>
          </table:table-cell>
          <table:table-cell table:formula="oooc:=[.AA28]/[.O33]" office:value-type="float" office:value="4.9480140914805">
            <text:p>4.95</text:p>
          </table:table-cell>
          <table:table-cell table:formula="oooc:=([.D33]/[.C33])/([.T33]/[.S33])" office:value-type="float" office:value="1.00005820888067">
            <text:p>1</text:p>
          </table:table-cell>
          <table:table-cell/>
          <table:table-cell table:formula="oooc:=[.N33]^[$globals.$C$25]*[$globals.$C$34]/[.T33]*[.L33]*[.Y33]" office:value-type="float" office:value="27999571.4424138">
            <text:p>27999571.44</text:p>
          </table:table-cell>
          <table:table-cell table:formula="oooc:=[.U33]/[.I33]" office:value-type="float" office:value="5.4595986341453">
            <text:p>5.46</text:p>
          </table:table-cell>
          <table:table-cell table:formula="oooc:=[.N33]/[.K33]" office:value-type="float" office:value="300.277924877991">
            <text:p>300.28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2000000">
            <text:p>42,000,000</text:p>
          </table:table-cell>
          <table:table-cell table:formula="oooc:=CEILING(([.T34]-[.W34]/2);[.W34])" office:value-type="float" office:value="6.83">
            <text:p>6.83</text:p>
          </table:table-cell>
          <table:table-cell table:formula="oooc:=[.$D34]*[$globals.$C$36]/[.$L34]" office:value-type="float" office:value="136.6">
            <text:p>136.6</text:p>
          </table:table-cell>
          <table:table-cell table:formula="oooc:=[.F33]" office:value-type="float" office:value="50.5747012838999">
            <text:p>50.57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4">
            <text:p>1.4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606171.2065846">
            <text:p>6606171.21</text:p>
          </table:table-cell>
          <table:table-cell table:formula="oooc:=[.AA28]/[.O34]" office:value-type="float" office:value="3.2696700289073">
            <text:p>3.27</text:p>
          </table:table-cell>
          <table:table-cell table:formula="oooc:=([.D34]/[.C34])/([.T34]/[.S34])" office:value-type="float" office:value="1.00886079125699">
            <text:p>1.01</text:p>
          </table:table-cell>
          <table:table-cell/>
          <table:table-cell table:formula="oooc:=[.N34]^[$globals.$C$25]*[$globals.$C$34]/[.T34]*[.L34]*[.Y34]" office:value-type="float" office:value="42371943.5990849">
            <text:p>42371943.6</text:p>
          </table:table-cell>
          <table:table-cell table:formula="oooc:=[.U34]/[.I34]" office:value-type="float" office:value="6.8299662089811">
            <text:p>6.83</text:p>
          </table:table-cell>
          <table:table-cell table:formula="oooc:=[.N34]/[.K34]" office:value-type="float" office:value="375.648141493961">
            <text:p>375.65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206721980331">
            <text:p>77.72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206721980331">
            <text:p>77.72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206721980331">
            <text:p>77.72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206721980331">
            <text:p>77.72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206721980331">
            <text:p>77.72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206721980331">
            <text:p>77.72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206721980331">
            <text:p>77.72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545117875482">
            <text:p>124.5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545117875482">
            <text:p>124.55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545117875482">
            <text:p>124.55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545117875482">
            <text:p>124.55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545117875482">
            <text:p>124.55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545117875482">
            <text:p>124.55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545117875482">
            <text:p>124.55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57550426645">
            <text:p>217.58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57550426645">
            <text:p>217.58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57550426645">
            <text:p>217.58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57550426645">
            <text:p>217.58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57550426645">
            <text:p>217.58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57550426645">
            <text:p>217.58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57550426645">
            <text:p>217.58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0.639518022102">
            <text:p>470.6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0.639518022102">
            <text:p>470.64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0.639518022102">
            <text:p>470.64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0.639518022102">
            <text:p>470.64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0.639518022102">
            <text:p>470.64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0.639518022102">
            <text:p>470.64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0.639518022102">
            <text:p>470.64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0">09/20/2008</text:date>, <text:time>17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9-20T17:19:44</dc:date>
    <meta:editing-cycles>248</meta:editing-cycles>
    <meta:editing-duration>P26DT10H29M36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